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39cc" officeooo:paragraph-rsid="001839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! This is Jahnav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8T20:57:27.624545889</dc:date>
    <meta:editing-duration>PT39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7.3.7.2$Linux_X86_64 LibreOffice_project/30$Build-2</meta:generator>
  </office:meta>
</office:document-meta>
</file>